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list-style-name="WWNum8">
      <style:paragraph-properties fo:margin-left="0.5in" fo:margin-right="0in" fo:text-indent="-0.25in" style:auto-text-indent="false"/>
    </style:style>
    <style:style style:name="P2" style:family="paragraph" style:parent-style-name="Standard" style:list-style-name="WWNum6">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4">
      <style:paragraph-properties fo:margin-left="1in" fo:margin-right="0in" fo:text-indent="-0.25in" style:auto-text-indent="false"/>
    </style:style>
    <style:style style:name="P10" style:family="paragraph" style:parent-style-name="Heading_20_1" style:master-page-name="Standard">
      <style:paragraph-properties fo:margin-left="0in" fo:margin-right="0in" fo:text-indent="0in" style:auto-text-indent="false" style:page-number="1"/>
    </style:style>
    <style:style style:name="T1" style:family="text">
      <style:text-properties style:text-underline-style="none"/>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ph8bxiqx68aq"/></text:p>
      <text:list xml:id="list4090193463" text:style-name="WWNum8">
        <text:list-item>
          <text:p text:style-name="P1">Might need more than one shaft spacer between the primary and secondary, on the shaft. Printing makes sense for that part it’s very small and easy, some kind of plastic washers could probably work too, they must not touch the outer race of the bearing though.</text:p>
        </text:list-item>
        <text:list-item>
          <text:p text:style-name="P1">I think we need a wavy/belleville washer on the shaft to keep tension on the bearings, when the TPU or other elastomer creeps, otherwise there is a knocking noise thta intermittently arises.</text:p>
        </text:list-item>
        <text:list-item>
          <text:p text:style-name="P1">The metal spider coupler half in the motor side coupler comes in mirror image versions. <text:s/>Each pair has a mirrored pair. <text:s/>You may wish to mirror the captive thing to make it possible to use the mirror ones too, or maybe source just one type is easier.</text:p>
        </text:list-item>
        <text:list-item>
          <text:p text:style-name="P1">The axial position of the motor is adjustable. A jig should be made which positions the flexure in the right place. <text:s/>It will probably stay by itself due to the interference fit, otherwise, a littl e e6000 might be reasonable. <text:s/>Not too much, we want it to be repairable.</text:p>
        </text:list-item>
        <text:list-item>
          <text:p text:style-name="P1">The holes in the motor flexure do not appear in the cad to align with their counterparts on the motor mount, this is because the whole thing expands some when you put it onthe motor, and the arms also stretch slightly. <text:s/>This keeps things taught.</text:p>
        </text:list-item>
      </text:list>
      <text:p text:style-name="Standard"/>
      <text:p text:style-name="Standard"/>
      <text:p text:style-name="Heading_20_1"><text:bookmark text:name="_3x73kemtrkf4"/>Sourcing parts/polymer</text:p>
      <text:p text:style-name="Standard">I sourced a good motor, it required testing various motors.</text:p>
      <text:p text:style-name="Standard">The sources of the other parts are in the BOM and the source code for the driver board. Sourcing electronic parts is always a bit of a struggle for a board as the pcba guys are always out of stock or can’t get something or other, obviously, so you may need to sub another part in, but there is nothing <text:s/>hard to get.</text:p>
      <text:p text:style-name="Standard"/>
      <text:p text:style-name="Standard">PCBA notes:</text:p>
      <text:list xml:id="list3173558973" text:style-name="WWNum6">
        <text:list-item>
          <text:p text:style-name="P2">The large capacitor for the voltage regulator isn’t adequately heat resistant for the usual lowest cost high temperature solder, so you need to use the medium temperature solder. <text:s/>This costs more. <text:s/>I searched and all the capacitors that size are like that. <text:s/>Unless you want to solder the capacitor on by hand looks like we are stuck with that.</text:p>
        </text:list-item>
        <text:list-item>
          <text:p text:style-name="P2">Some of the headers are not inthe bom, this is the way to make them not appear on the board, they are not always needed and there are several different headers/connectors that can be subbed in in those areas. <text:s/>I think they are also soldered by hand which is a drag.</text:p>
        </text:list-item>
      </text:list>
      <text:p text:style-name="Heading_20_1"><text:bookmark text:name="_urqjcoe6tvj"/>Avoiding various noises</text:p>
      <text:list xml:id="list4020672790" text:style-name="WWNum3">
        <text:list-item>
          <text:p text:style-name="P3">The motor has to be a good one, some buzz slightly, I do not know why. <text:s/>Some do not. After testing 6, 2 were good ones. One additional one was pretty close.</text:p>
        </text:list-item>
      </text:list>
      <text:p text:style-name="Standard"/>
      <text:list xml:id="list420909303" text:style-name="WWNum5">
        <text:list-item>
          <text:p text:style-name="P4">The flywheel and it’s damping is not optional. <text:s/>The number of bolts/nuts is hard to reduce, there are a couple more than strictly needed to make it reliable, do not infringe on the safety margin by skimping on the number of bolts. <text:s/>You need at least 8, 10 is not strictly needed. <text:s/>Using another polymer to produce the flywheel may not work, I don’t know.</text:p>
        </text:list-item>
        <text:list-item>
          <text:p text:style-name="P4">Bearing noises can arise if quiet bearings (Z4) are not used, or if the shaft *is* greased where it meets the bearing race or if the fit is a bit tight, increasing vibrational coupling. <text:s text:c="2"/>The shaft may need to be sanded, but try removing the grease first to see if that’s enough. <text:s/>This is generally not noticeable except at lower speeds and in quieter environments. <text:s/>Quality control should have a quiet room or something to detect such issues, I guess.</text:p>
        </text:list-item>
      </text:list>
      <text:p text:style-name="Heading_20_1"><text:bookmark text:name="_s5fvpwui97rx"/>Motor drive strategy</text:p>
      <text:p text:style-name="Standard">The motor is driven completely synchronously, with ramping of the RPM speed to avoid excessive loading during speed changes, and ramping of the voltage with RPM in a linear way. <text:s/>This drive strategy has precedence in industry but is not common in smaller motors. <text:s/>It works and is not the same as open loop, the back emf from the motor goes down when the so called torque angle increases, this causes the current to go up, the motor produces more torque to compensate. <text:s/>As long as the RMS/average/peak to peak drive voltage is in the right range, it works great, very efficient, and no sensors or complex current observer systems are needed. <text:s/>I suspect the oscillations the flywheel is dampening are actually partly caused by this feedback process, not merely the accumulation of cogging vibrations.</text:p>
      <text:p text:style-name="Standard"/>
      <text:p text:style-name="Heading_20_1"><text:bookmark text:name="_dfugyt3rshsi"/>External board control</text:p>
      <text:p text:style-name="Standard">The driver board has two interfaces:</text:p>
      <text:list xml:id="list2794899335" text:style-name="WWNum4">
        <text:list-item>
          <text:p text:style-name="P5"><text:soft-page-break/>PWM in. <text:s/>You can control fan speed with a 20kHz pwm signal’s duty cycle(which pin on which header) <text:s/>You also need to connect (pin X on header Y numbering starting from A side gpio pin 13 last I checked) to ground to get it to accept PWM commands overriding the potentiometer.</text:p>
        </text:list-item>
        <text:list-item>
          <text:p text:style-name="P5">Serial.</text:p>
          <text:list>
            <text:list-item>
              <text:p text:style-name="P9">You can read RPM, pot position, on/off switch, error status, and current over serial. You cannot recover from stall over serial, that needs user intervention so you need to power cycle the driver. <text:s/>You can change the speed target over serial, in RPM. <text:s text:c="2"/>A micropython script that shows how to do this will be included somewhere, you can see the datagram structure in the arduino code. <text:s/>It’s a command which is a capital letter to set something and a small letter to read something, followed by 7 characters for the the floating point value. <text:s/>It has to be exactly that long. <text:s/>It sends floating point numbers, again the micropython script shows how to parse the reply easily. That’s it.</text:p>
            </text:list-item>
          </text:list>
        </text:list-item>
      </text:list>
      <text:p text:style-name="Heading_20_1"><text:bookmark text:name="_hq28qvrs6k42"/>Warnings re modifications</text:p>
      <text:list xml:id="list3699690613" text:style-name="WWNum2">
        <text:list-item>
          <text:p text:style-name="P6">Please be sure to retain the space for the wifi board and the anemometer as they are important for long term viablity of the roll out of air purification across institutions, which need to be able to remotely monitor and control their fleet of air purifers for reliablity and labor efficiency. <text:s/>This is an important factor for a school with hundreds of classrooms and failing to retain this could affect roll out at large scales.</text:p>
        </text:list-item>
        <text:list-item>
          <text:p text:style-name="P6">The system as it stands is so quiet it can be used in a bedroom no problem, giving by far the highest card/noise ratio of any air purifier in that context. <text:s/><text:span text:style-name="T2">Please do not cut corners on the degree of quality that allows for this. </text:span><text:s/>That’s one of the things that could go seriously wrong, just cutting too many corners and losing the edge that the system has over alternatives due to that. <text:s/>Could we please just actually try making something truly good quality for once ever.</text:p>
        </text:list-item>
      </text:list>
      <text:p text:style-name="Heading_20_1"><text:bookmark text:name="_kviv6r7trgw4"/>The rim around the blades</text:p>
      <text:p text:style-name="Standard">I found that the clearance at the edge leads to some leakage, however making the clearances too tight could lead to serious manufacturing issues and interference with the blade and frame when in the horizontal orientation. <text:s/>Therefore I found a solution: make a rim around the edge which seals but can be removed or adjusted in size relatively easily. <text:s/>It could be cut off with a knife, or the mold modified. <text:s/><text:line-break/><text:line-break/>Mainly the issue is that the blade sags when mounted horizontally. <text:s/>That’s where most of the clearance goes. <text:s/>But most fans will never encounter that, so adding extra clearance for that doesen’t make that much sense. <text:s/>The rim allows the clearances to be tighter while avoiding serious issues downstream, despite contraction during molding etc.</text:p>
      <text:p text:style-name="Heading_20_1"><text:bookmark text:name="_jixuq0s1fhvi"/>Warnings of possible pitfalls</text:p>
      <text:list xml:id="list2574953437" text:style-name="WWNum7">
        <text:list-item>
          <text:p text:style-name="P7">Don’t tweak the blades or the spacing between the primary and secondary, it should be 3-4.5 mm basically, the spacing.</text:p>
        </text:list-item>
        <text:list-item>
          <text:p text:style-name="P7">Not a good idea to skimp on the quality of the polymer used. <text:s/>The higher damping polymer helps considerably.</text:p>
        </text:list-item>
        <text:list-item>
          <text:p text:style-name="P7">You can change the driver board probably without issues much, but watch out for disruption of the stall detection. <text:s/>This also applies to using a different motors, although nema 23 2 Nm motors are mostly the same as each other.</text:p>
        </text:list-item>
        <text:list-item>
          <text:p text:style-name="P7">Obviously the motor wiring has to be correct, and because it’s done by hand that could be an issue. <text:s/>The stall detection will trip if the current is either too high or too low, so wiring errors should be dealth with by that system.</text:p>
        </text:list-item>
        <text:list-item>
          <text:p text:style-name="P7">Make sure you tighten the shaft clamp adequately. Grease could conceivable interfere. <text:s/>Actual nM torque for the fasteners should be figured out and specified.</text:p>
        </text:list-item>
        <text:list-item>
          <text:p text:style-name="P7">The coupler on the motor and the bladeside shaft have to be adequately tight, of course. <text:s/>Actual newton-meter values should be established but I’m sure it won’t be hard to just get good at it and catch any issues by powering the fan to maximal power during quality control. <text:s/>The most critical thing is the actual blade side clamp, as the blade could fall off if it is lose.</text:p>
        </text:list-item>
      </text:list>
      <text:p text:style-name="Heading_20_1"><text:bookmark text:name="_6q9l1fq8husx"/>Assembly</text:p>
      <text:list xml:id="list3173077102" text:style-name="WWNum1">
        <text:list-item>
          <text:p text:style-name="P8">It’s important to press the shaft clamp onto the shaft and clamp it such that the bearings are held in position. <text:s/>If they are loose it will rattle. <text:s/>I currently put the whole thing on a piece of foam, this pushes the motor forward which pushes the shaft forward, while the blades/shaft clamp rests on top, giving some force from above. <text:s/>Then tighten the shaft clamp, and that holds pretty well. The shaft spacers are slightly compressible so that helps to provide some springiness, keeping things under moderate tension. <text:s/>Of course these bearings are not good with more than slight axial force so don’t overload it. I think this would be a good assembly method in general during production. <text:s/>It’s reasonably fast and easy and reli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6" meta:word-count="1568" meta:character-count="8768" meta:non-whitespace-character-count="7205"/>
    <meta:generator>LibreOfficeDev/6.0.5.2$Linux_X86_64 LibreOffice_project/</meta:generator>
  </office:meta>
</office:document-meta>
</file>